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recap"/>Recap</text:h>
      <text:p text:style-name="Text_20_body">You are so ready to take on this project! I hope you are excited to create your own post! There was a lot to take away from this lesson. Here were the big points I had in mind:</text:p>
      <text:h text:style-name="Heading_20_3" text:outline-level="3"><text:bookmark text:name="related-to-marketing-yourself"/>Related to Marketing Yourself</text:h>
      <text:list xml:id="list1881730259" text:style-name="L1">
        <text:list-item>
          <text:p text:style-name="P1">Catchy image followed by a catchy title.</text:p>
        </text:list-item>
        <text:list-item>
          <text:p text:style-name="P1">Write in small blocks of text, as large blocks of text will exhaust and demotivate your reader.</text:p>
        </text:list-item>
        <text:list-item>
          <text:p text:style-name="P1">Start with an engaging question or current event that your audience is likely thinking about.</text:p>
        </text:list-item>
        <text:list-item>
          <text:p text:style-name="P1">End with a recap and a call to action.</text:p>
        </text:list-item>
      </text:list>
      <text:h text:style-name="Heading_20_3" text:outline-level="3"><text:bookmark text:name="related-to-keeping-yourself-and-your-reader-motivated"/>Related to Keeping Yourself and Your Reader Motivated</text:h>
      <text:list xml:id="list3952359950" text:style-name="L2">
        <text:list-item>
          <text:p text:style-name="P2">Keep your post short and sweet. 1-2 pages per post will increase audience engagement, as well as the likelihood you complete the writing of your post.</text:p>
        </text:list-item>
        <text:list-item>
          <text:p text:style-name="P2">Create an outline. A useful outline for your post could just be: introduction, each of your questions, and then a conclusion. This will help you stay focused when writing your post.</text:p>
        </text:list-item>
        <text:list-item>
          <text:p text:style-name="P2">Review. Review. Review. When you think you have reviewed enough, find someone else to review. The more review you have of your work, the better it will become.</text:p>
        </text:list-item>
      </text:list>
      <text:p text:style-name="Text_20_body"><text:span text:style-name="Strong_20_Emphasis">The three Text portions of this class contain A LOT of useful information. Use them for reference as you complete your project, and as you continue to write more posts in the future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3:24:15.820454455</meta:creation-date>
    <dc:date>2018-09-21T23:24:36.812155692</dc:date>
    <meta:editing-duration>PT22S</meta:editing-duration>
    <meta:editing-cycles>1</meta:editing-cycles>
    <meta:document-statistic meta:table-count="0" meta:image-count="0" meta:object-count="0" meta:page-count="1" meta:paragraph-count="12" meta:word-count="224" meta:character-count="1215" meta:non-whitespace-character-count="1010"/>
    <meta:generator>LibreOffice/6.0.3.2$Linux_X86_64 LibreOffice_project/00m0$Build-2</meta:generator>
  </office:meta>
</office:document-meta>
</file>